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8:42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</text:span><text:span text:style-name="T2">Fraud </text:span><text:span text:style-name="T2">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8:42</text:time></text:span></text:p>
          </draw:text-box>
        </draw:frame>
        <draw:frame draw:style-name="gr8" draw:text-style-name="P2" draw:layer="layout" svg:width="8.16cm" svg:height="0.962cm" svg:x="12.167cm" svg:y="1.3cm">
          <draw:text-box>
            <text:p><text:span text:style-name="T2">Attrib</text:span><text:span text:style-name="T2">ute </text:span><text:span text:style-name="T2">Fraud </text:span><text:span text:style-name="T2">Detect</text:span><text:span text:style-name="T2">ion</text:span></text:p>
          </draw:text-box>
        </draw:frame>
        <draw:frame draw:style-name="gr9" draw:text-style-name="P7" draw:layer="layout" svg:width="26.1cm" svg:height="16.056cm" svg:x="1.9cm" svg:y="3.044cm">
          <draw:text-box>
            <text:p text:style-name="P6"><text:span text:style-name="T5">Customer(</text:span><text:span text:style-name="T6">Cust</text:span><text:span text:style-name="T6">omerUUID</text:span><text:span text:style-name="T5">, <text:s/></text:span><text:span text:style-name="T5">Adress, </text:span><text:span text:style-name="T5">AccountStatus, </text:span><text:span text:style-name="T5">Duration, </text:span><text:span text:style-name="T5">CreditHistory, </text:span><text:span text:style-name="T5">Purpose, </text:span><text:span text:style-name="T5">CreditAmount, </text:span><text:span text:style-name="T5">Savings, </text:span><text:span text:style-name="T5">Employment, </text:span><text:span text:style-name="T5">InstallmentRate</text:span><text:span text:style-name="T5">, </text:span><text:span text:style-name="T5">PersonalStatus</text:span><text:span text:style-name="T5">, Debtors, </text:span><text:span text:style-name="T5">Residence, </text:span><text:span text:style-name="T5">Property, Age, </text:span><text:span text:style-name="T5">OtherInstallme</text:span><text:span text:style-name="T5">ntPlans, </text:span><text:span text:style-name="T5">Housing, </text:span><text:span text:style-name="T5">NumberOfCredi</text:span><text:span text:style-name="T5">ts, Job, </text:span><text:span text:style-name="T5">LiableMaintena</text:span><text:span text:style-name="T5">nce, Telephone, </text:span><text:span text:style-name="T5">ForeignWorker, </text:span><text:span text:style-name="T5">Cost)</text:span></text:p>
            <text:p text:style-name="P6"><text:span text:style-name="T7"/></text:p>
            <text:p text:style-name="P6"><text:span text:style-name="T7">CreditCard(</text:span><text:span text:style-name="T8">Car</text:span><text:span text:style-name="T8">dNumber</text:span><text:span text:style-name="T9">,</text:span><text:span text:style-name="T5">, </text:span><text:span text:style-name="T5">IssuingNetwork</text:span><text:span text:style-name="T5">, CCV, </text:span><text:span text:style-name="T5">Expiration, </text:span><text:span text:style-name="T5">CustomerUUID</text:span><text:span text:style-name="T5">)</text:span></text:p>
            <text:p text:style-name="P6"><text:span text:style-name="T5"/></text:p>
            <text:p text:style-name="P6"><text:span text:style-name="T7">Transaction(</text:span><text:span text:style-name="T8">Tra</text:span><text:span text:style-name="T8">nsactionID</text:span><text:span text:style-name="T9">, </text:span><text:span text:style-name="T9">Date, </text:span><text:span text:style-name="T5">Amount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8:42:29.276060528</dc:date>
    <meta:editing-duration>PT6H53M7S</meta:editing-duration>
    <meta:editing-cycles>42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14"/>
  </office:meta>
</office:document-meta>
</file>